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0000"/>
    </style:style>
    <style:style style:name="ce2" style:family="table-cell" style:parent-style-name="Default">
      <style:table-cell-properties fo:background-color="#0099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 table:print="false">
        <table:shapes>
          <draw:frame draw:z-index="0" draw:style-name="gr1" draw:text-style-name="P1" svg:width="159.99mm" svg:height="89.99mm" svg:x="193.16mm" svg:y="3.91mm">
            <loext:p draw:notify-on-update-of-ranges="Sheet1.C2:Sheet1.C15 Sheet1.D2:Sheet1.D1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188.41mm" svg:y="109.37mm">
            <loext:p draw:notify-on-update-of-ranges="Sheet1.C2:Sheet1.C15 Sheet1.E2:Sheet1.E15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dictionary</text:p>
          </table:table-cell>
          <table:table-cell office:value-type="string" calcext:value-type="string">
            <text:p>rule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k1</text:p>
          </table:table-cell>
          <table:table-cell office:value-type="string" calcext:value-type="string">
            <text:p>k2</text:p>
          </table:table-cell>
        </table:table-row>
        <table:table-row table:style-name="ro1">
          <table:table-cell office:value-type="string" calcext:value-type="string">
            <text:p>tr_rus_noun_male</text:p>
          </table:table-cell>
          <table:table-cell table:style-name="ce1" office:value-type="string" calcext:value-type="string">
            <text:p>Word_dd,rule</text:p>
          </table:table-cell>
          <table:table-cell table:style-name="ce1" office:value-type="float" office:value="2726800" calcext:value-type="float">
            <text:p>2726800</text:p>
          </table:table-cell>
          <table:table-cell table:style-name="ce1" office:value-type="float" office:value="18.941136043357" calcext:value-type="float">
            <text:p>18,94</text:p>
          </table:table-cell>
          <table:table-cell table:style-name="ce2" table:formula="of:=(1000000*[.D2])/[.C2]" office:value-type="float" office:value="6.946287239019" calcext:value-type="float">
            <text:p>6,95</text:p>
          </table:table-cell>
        </table:table-row>
        <table:table-row table:style-name="ro1">
          <table:table-cell office:value-type="string" calcext:value-type="string">
            <text:p>tr_rus_noun_male</text:p>
          </table:table-cell>
          <table:table-cell table:style-name="ce1" office:value-type="string" calcext:value-type="string">
            <text:p>Word_pd,rule</text:p>
          </table:table-cell>
          <table:table-cell table:style-name="ce1" office:value-type="float" office:value="1881492" calcext:value-type="float">
            <text:p>1881492</text:p>
          </table:table-cell>
          <table:table-cell table:style-name="ce1" office:value-type="float" office:value="9.93490060150615" calcext:value-type="float">
            <text:p>9,93</text:p>
          </table:table-cell>
          <table:table-cell table:style-name="ce2" table:formula="of:=(1000000*[.D3])/[.C3]" office:value-type="float" office:value="5.28033103595771" calcext:value-type="float">
            <text:p>5,28</text:p>
          </table:table-cell>
        </table:table-row>
        <table:table-row table:style-name="ro1">
          <table:table-cell office:value-type="string" calcext:value-type="string">
            <text:p>tr_rus_noun_male</text:p>
          </table:table-cell>
          <table:table-cell table:style-name="ce1" office:value-type="string" calcext:value-type="string">
            <text:p>Word_year,rule</text:p>
          </table:table-cell>
          <table:table-cell table:style-name="ce1" office:value-type="float" office:value="3544840" calcext:value-type="float">
            <text:p>3544840</text:p>
          </table:table-cell>
          <table:table-cell table:style-name="ce1" office:value-type="float" office:value="10.7007765721476" calcext:value-type="float">
            <text:p>10,7</text:p>
          </table:table-cell>
          <table:table-cell table:style-name="ce2" table:formula="of:=(1000000*[.D4])/[.C4]" office:value-type="float" office:value="3.01869099089031" calcext:value-type="float">
            <text:p>3,02</text:p>
          </table:table-cell>
        </table:table-row>
        <table:table-row table:style-name="ro1">
          <table:table-cell office:value-type="string" calcext:value-type="string">
            <text:p>tr_rus_noun_male</text:p>
          </table:table-cell>
          <table:table-cell office:value-type="string" calcext:value-type="string">
            <text:p>word_pd,rule</text:p>
          </table:table-cell>
          <table:table-cell office:value-type="float" office:value="1881492" calcext:value-type="float">
            <text:p>1881492</text:p>
          </table:table-cell>
          <table:table-cell office:value-type="float" office:value="4.98226124301044" calcext:value-type="float">
            <text:p>4,98</text:p>
          </table:table-cell>
          <table:table-cell table:style-name="ce2" table:formula="of:=(1000000*[.D5])/[.C5]" office:value-type="float" office:value="2.64803743146951" calcext:value-type="float">
            <text:p>2,65</text:p>
          </table:table-cell>
        </table:table-row>
        <table:table-row table:style-name="ro1">
          <table:table-cell office:value-type="string" calcext:value-type="string">
            <text:p>tr_rus_noun_male</text:p>
          </table:table-cell>
          <table:table-cell office:value-type="string" calcext:value-type="string">
            <text:p>year_Word,rule</text:p>
          </table:table-cell>
          <table:table-cell office:value-type="float" office:value="3544840" calcext:value-type="float">
            <text:p>3544840</text:p>
          </table:table-cell>
          <table:table-cell office:value-type="float" office:value="4.42172312641851" calcext:value-type="float">
            <text:p>4,42</text:p>
          </table:table-cell>
          <table:table-cell table:formula="of:=(1000000*[.D6])/[.C6]" office:value-type="float" office:value="1.24736888728927" calcext:value-type="float">
            <text:p>1,25</text:p>
          </table:table-cell>
        </table:table-row>
        <table:table-row table:style-name="ro1">
          <table:table-cell office:value-type="string" calcext:value-type="string">
            <text:p>tr_rus_noun_male</text:p>
          </table:table-cell>
          <table:table-cell office:value-type="string" calcext:value-type="string">
            <text:p>word_year,rule</text:p>
          </table:table-cell>
          <table:table-cell office:value-type="float" office:value="3544840" calcext:value-type="float">
            <text:p>3544840</text:p>
          </table:table-cell>
          <table:table-cell office:value-type="float" office:value="4.42172312641851" calcext:value-type="float">
            <text:p>4,42</text:p>
          </table:table-cell>
          <table:table-cell table:formula="of:=(1000000*[.D7])/[.C7]" office:value-type="float" office:value="1.24736888728927" calcext:value-type="float">
            <text:p>1,25</text:p>
          </table:table-cell>
        </table:table-row>
        <table:table-row table:style-name="ro1">
          <table:table-cell office:value-type="string" calcext:value-type="string">
            <text:p>tr_rus_noun_male</text:p>
          </table:table-cell>
          <table:table-cell table:style-name="ce1" office:value-type="string" calcext:value-type="string">
            <text:p>Word_day_mon,rule</text:p>
          </table:table-cell>
          <table:table-cell table:style-name="ce1" office:value-type="float" office:value="11398024" calcext:value-type="float">
            <text:p>11398024</text:p>
          </table:table-cell>
          <table:table-cell table:style-name="ce1" office:value-type="float" office:value="11.2283547669373" calcext:value-type="float">
            <text:p>11,23</text:p>
          </table:table-cell>
          <table:table-cell table:formula="of:=(1000000*[.D8])/[.C8]" office:value-type="float" office:value="0.985114153728515" calcext:value-type="float">
            <text:p>0,99</text:p>
          </table:table-cell>
        </table:table-row>
        <table:table-row table:style-name="ro1">
          <table:table-cell office:value-type="string" calcext:value-type="string">
            <text:p>tr_rus_noun_male</text:p>
          </table:table-cell>
          <table:table-cell table:style-name="ce1" office:value-type="string" calcext:value-type="string">
            <text:p>Word_ddd,rule</text:p>
          </table:table-cell>
          <table:table-cell table:style-name="ce1" office:value-type="float" office:value="27268000" calcext:value-type="float">
            <text:p>27268000</text:p>
          </table:table-cell>
          <table:table-cell table:style-name="ce1" office:value-type="float" office:value="11.2187660237039" calcext:value-type="float">
            <text:p>11,22</text:p>
          </table:table-cell>
          <table:table-cell table:formula="of:=(1000000*[.D9])/[.C9]" office:value-type="float" office:value="0.411426068054272" calcext:value-type="float">
            <text:p>0,41</text:p>
          </table:table-cell>
        </table:table-row>
        <table:table-row table:style-name="ro1">
          <table:table-cell office:value-type="string" calcext:value-type="string">
            <text:p>tr_rus_noun_male</text:p>
          </table:table-cell>
          <table:table-cell office:value-type="string" calcext:value-type="string">
            <text:p>word_day_mon,rule</text:p>
          </table:table-cell>
          <table:table-cell office:value-type="float" office:value="11398024" calcext:value-type="float">
            <text:p>11398024</text:p>
          </table:table-cell>
          <table:table-cell office:value-type="float" office:value="4.42172312641851" calcext:value-type="float">
            <text:p>4,42</text:p>
          </table:table-cell>
          <table:table-cell table:formula="of:=(1000000*[.D10])/[.C10]" office:value-type="float" office:value="0.387937692219152" calcext:value-type="float">
            <text:p>0,39</text:p>
          </table:table-cell>
        </table:table-row>
        <table:table-row table:style-name="ro1">
          <table:table-cell office:value-type="string" calcext:value-type="string">
            <text:p>tr_rus_noun_male</text:p>
          </table:table-cell>
          <table:table-cell office:value-type="string" calcext:value-type="string">
            <text:p>word_dd_sc,rule</text:p>
          </table:table-cell>
          <table:table-cell office:value-type="float" office:value="19114868" calcext:value-type="float">
            <text:p>19114868</text:p>
          </table:table-cell>
          <table:table-cell office:value-type="float" office:value="6.43850459745545" calcext:value-type="float">
            <text:p>6,44</text:p>
          </table:table-cell>
          <table:table-cell table:formula="of:=(1000000*[.D11])/[.C11]" office:value-type="float" office:value="0.336832281418603" calcext:value-type="float">
            <text:p>0,34</text:p>
          </table:table-cell>
        </table:table-row>
        <table:table-row table:style-name="ro1">
          <table:table-cell office:value-type="string" calcext:value-type="string">
            <text:p>tr_rus_noun_male</text:p>
          </table:table-cell>
          <table:table-cell office:value-type="string" calcext:value-type="string">
            <text:p>Word_dd_sc,rule</text:p>
          </table:table-cell>
          <table:table-cell office:value-type="float" office:value="19114868" calcext:value-type="float">
            <text:p>19114868</text:p>
          </table:table-cell>
          <table:table-cell office:value-type="float" office:value="4.58451231543237" calcext:value-type="float">
            <text:p>4,58</text:p>
          </table:table-cell>
          <table:table-cell table:formula="of:=(1000000*[.D12])/[.C12]" office:value-type="float" office:value="0.239840124212857" calcext:value-type="float">
            <text:p>0,24</text:p>
          </table:table-cell>
        </table:table-row>
        <table:table-row table:style-name="ro1">
          <table:table-cell office:value-type="string" calcext:value-type="string">
            <text:p>tr_rus_noun_male</text:p>
          </table:table-cell>
          <table:table-cell office:value-type="string" calcext:value-type="string">
            <text:p>word_day_mon_sc,rule</text:p>
          </table:table-cell>
          <table:table-cell office:value-type="float" office:value="68224536" calcext:value-type="float">
            <text:p>68224536</text:p>
          </table:table-cell>
          <table:table-cell office:value-type="float" office:value="4.42172312641851" calcext:value-type="float">
            <text:p>4,42</text:p>
          </table:table-cell>
          <table:table-cell table:formula="of:=(1000000*[.D13])/[.C13]" office:value-type="float" office:value="0.0648113330725842" calcext:value-type="float">
            <text:p>0,06</text:p>
          </table:table-cell>
        </table:table-row>
        <table:table-row table:style-name="ro1">
          <table:table-cell office:value-type="string" calcext:value-type="string">
            <text:p>tr_rus_noun_male</text:p>
          </table:table-cell>
          <table:table-cell office:value-type="string" calcext:value-type="string">
            <text:p>word_ddd_sc,rule</text:p>
          </table:table-cell>
          <table:table-cell office:value-type="float" office:value="190903268" calcext:value-type="float">
            <text:p>190903268</text:p>
          </table:table-cell>
          <table:table-cell office:value-type="float" office:value="4.58451231543237" calcext:value-type="float">
            <text:p>4,58</text:p>
          </table:table-cell>
          <table:table-cell table:formula="of:=(1000000*[.D14])/[.C14]" office:value-type="float" office:value="0.024014844604087" calcext:value-type="float">
            <text:p>0,02</text:p>
          </table:table-cell>
        </table:table-row>
        <table:table-row table:style-name="ro1">
          <table:table-cell office:value-type="string" calcext:value-type="string">
            <text:p>tr_rus_noun_male</text:p>
          </table:table-cell>
          <table:table-cell office:value-type="string" calcext:value-type="string">
            <text:p>word_mon_dd_sc,rule</text:p>
          </table:table-cell>
          <table:table-cell office:value-type="float" office:value="212690400" calcext:value-type="float">
            <text:p>212690400</text:p>
          </table:table-cell>
          <table:table-cell office:value-type="float" office:value="4.42172312641851" calcext:value-type="float">
            <text:p>4,42</text:p>
          </table:table-cell>
          <table:table-cell table:formula="of:=(1000000*[.D15])/[.C15]" office:value-type="float" office:value="0.0207894814548212" calcext:value-type="float">
            <text:p>0,02</text:p>
          </table:table-cell>
        </table:table-row>
        <table:table-row table:style-name="ro1" table:number-rows-repeated="6">
          <table:table-cell table:number-columns-repeated="5"/>
        </table:table-row>
        <table:table-row table:style-name="ro1">
          <table:table-cell office:value-type="string" calcext:value-type="string">
            <text:p>resul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ctionary</text:p>
          </table:table-cell>
          <table:table-cell office:value-type="string" calcext:value-type="string">
            <text:p>rule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k1</text:p>
          </table:table-cell>
          <table:table-cell office:value-type="string" calcext:value-type="string">
            <text:p>k2</text:p>
          </table:table-cell>
        </table:table-row>
        <table:table-row table:style-name="ro1">
          <table:table-cell office:value-type="string" calcext:value-type="string">
            <text:p>tr_rus_noun_male</text:p>
          </table:table-cell>
          <table:table-cell table:style-name="ce1" office:value-type="string" calcext:value-type="string">
            <text:p>Word_dd,rule</text:p>
          </table:table-cell>
          <table:table-cell table:style-name="ce1" office:value-type="float" office:value="2726800" calcext:value-type="float">
            <text:p>2726800</text:p>
          </table:table-cell>
          <table:table-cell table:style-name="ce1" office:value-type="float" office:value="18.941136043357" calcext:value-type="float">
            <text:p>18,94</text:p>
          </table:table-cell>
          <table:table-cell table:style-name="ce2" table:formula="of:=(1000000*[.D24])/[.C24]" office:value-type="float" office:value="6.946287239019" calcext:value-type="float">
            <text:p>6,95</text:p>
          </table:table-cell>
        </table:table-row>
        <table:table-row table:style-name="ro1">
          <table:table-cell office:value-type="string" calcext:value-type="string">
            <text:p>tr_rus_noun_male</text:p>
          </table:table-cell>
          <table:table-cell table:style-name="ce1" office:value-type="string" calcext:value-type="string">
            <text:p>Word_pd,rule</text:p>
          </table:table-cell>
          <table:table-cell table:style-name="ce1" office:value-type="float" office:value="1881492" calcext:value-type="float">
            <text:p>1881492</text:p>
          </table:table-cell>
          <table:table-cell table:style-name="ce1" office:value-type="float" office:value="9.93490060150615" calcext:value-type="float">
            <text:p>9,93</text:p>
          </table:table-cell>
          <table:table-cell table:style-name="ce2" table:formula="of:=(1000000*[.D25])/[.C25]" office:value-type="float" office:value="5.28033103595771" calcext:value-type="float">
            <text:p>5,28</text:p>
          </table:table-cell>
        </table:table-row>
        <table:table-row table:style-name="ro1">
          <table:table-cell office:value-type="string" calcext:value-type="string">
            <text:p>tr_rus_noun_male</text:p>
          </table:table-cell>
          <table:table-cell table:style-name="ce1" office:value-type="string" calcext:value-type="string">
            <text:p>Word_year,rule</text:p>
          </table:table-cell>
          <table:table-cell table:style-name="ce1" office:value-type="float" office:value="3544840" calcext:value-type="float">
            <text:p>3544840</text:p>
          </table:table-cell>
          <table:table-cell table:style-name="ce1" office:value-type="float" office:value="10.7007765721476" calcext:value-type="float">
            <text:p>10,7</text:p>
          </table:table-cell>
          <table:table-cell table:style-name="ce2" table:formula="of:=(1000000*[.D26])/[.C26]" office:value-type="float" office:value="3.01869099089031" calcext:value-type="float">
            <text:p>3,02</text:p>
          </table:table-cell>
        </table:table-row>
        <table:table-row table:style-name="ro1">
          <table:table-cell office:value-type="string" calcext:value-type="string">
            <text:p>tr_rus_noun_male</text:p>
          </table:table-cell>
          <table:table-cell table:style-name="ce1" office:value-type="string" calcext:value-type="string">
            <text:p>Word_day_mon,rule</text:p>
          </table:table-cell>
          <table:table-cell table:style-name="ce1" office:value-type="float" office:value="11398024" calcext:value-type="float">
            <text:p>11398024</text:p>
          </table:table-cell>
          <table:table-cell table:style-name="ce1" office:value-type="float" office:value="11.2283547669373" calcext:value-type="float">
            <text:p>11,23</text:p>
          </table:table-cell>
          <table:table-cell table:formula="of:=(1000000*[.D27])/[.C27]" office:value-type="float" office:value="0.985114153728515" calcext:value-type="float">
            <text:p>0,99</text:p>
          </table:table-cell>
        </table:table-row>
        <table:table-row table:style-name="ro1">
          <table:table-cell office:value-type="string" calcext:value-type="string">
            <text:p>tr_rus_noun_male</text:p>
          </table:table-cell>
          <table:table-cell table:style-name="ce1" office:value-type="string" calcext:value-type="string">
            <text:p>Word_ddd,rule</text:p>
          </table:table-cell>
          <table:table-cell table:style-name="ce1" office:value-type="float" office:value="27268000" calcext:value-type="float">
            <text:p>27268000</text:p>
          </table:table-cell>
          <table:table-cell table:style-name="ce1" office:value-type="float" office:value="11.2187660237039" calcext:value-type="float">
            <text:p>11,22</text:p>
          </table:table-cell>
          <table:table-cell table:formula="of:=(1000000*[.D28])/[.C28]" office:value-type="float" office:value="0.411426068054272" calcext:value-type="float">
            <text:p>0,41</text:p>
          </table:table-cell>
        </table:table-row>
        <table:table-row table:style-name="ro1">
          <table:table-cell office:value-type="string" calcext:value-type="string">
            <text:p>tr_rus_noun_male</text:p>
          </table:table-cell>
          <table:table-cell office:value-type="string" calcext:value-type="string">
            <text:p>word_pd,rule</text:p>
          </table:table-cell>
          <table:table-cell office:value-type="float" office:value="1881492" calcext:value-type="float">
            <text:p>1881492</text:p>
          </table:table-cell>
          <table:table-cell office:value-type="float" office:value="4.98226124301044" calcext:value-type="float">
            <text:p>4,98</text:p>
          </table:table-cell>
          <table:table-cell table:style-name="ce2" table:formula="of:=(1000000*[.D29])/[.C29]" office:value-type="float" office:value="2.64803743146951" calcext:value-type="float">
            <text:p>2,65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  <table:named-expressions/>
      <table:database-ranges>
        <table:database-range table:name="__Anonymous_Sheet_DB__0" table:target-range-address="Sheet1.A2:Sheet1.E15" table:contains-header="false">
          <table:sort>
            <table:sort-by table:field-number="4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ru" fo:country="RU" style:font-name-asian="Andale Sans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number:currency-style style:name="N111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1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4">00.00.0000</text:date>, <text:time style:data-style-name="N2" text:time-value="11:29:49.26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9M10S</meta:editing-duration>
    <meta:editing-cycles>5</meta:editing-cycles>
    <meta:generator>LibreOffice/5.2.0.4$Windows_x86 LibreOffice_project/066b007f5ebcc236395c7d282ba488bca6720265</meta:generator>
    <dc:date>2016-08-14T11:32:50.433000000</dc:date>
    <meta:document-statistic meta:table-count="3" meta:cell-count="111" meta:object-count="2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 chart:mean-value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 chart:mean-valu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svg:stroke-color="#004586"/>
    </style:style>
    <style:style style:name="ch7" style:family="chart">
      <style:graphic-properties svg:stroke-color="#004586"/>
    </style:style>
    <style:style style:name="ch8" style:family="chart">
      <style:chart-properties chart:solid-type="cuboid" chart:symbol-type="named-symbol" chart:symbol-name="square" chart:symbol-width="0.25cm" chart:symbol-height="0.25cm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Sheet1.C2:Sheet1.D15" svg:x="0.32cm" svg:y="0.18cm" svg:width="15.36cm" svg:height="8.64cm">
          <chartooo:coordinate-region svg:x="0.756cm" svg:y="0.379cm" svg:width="13.904cm" svg:height="7.794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Sheet1.D2:Sheet1.D15" chart:class="chart:scatter">
            <chart:domain table:cell-range-address="Sheet1.C2:Sheet1.C15"/>
            <chart:mean-value chart:style-name="ch6"/>
            <chart:regression-curve chart:style-name="ch7"/>
            <chart:data-point chart:repeated="4"/>
            <chart:data-point chart:style-name="ch8"/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C</text:p>
              </table:table-cell>
              <table:table-cell office:value-type="string">
                <text:p>Столбец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726800">
                <text:p>2726800</text:p>
                <draw:g>
                  <svg:desc>Sheet1.C2:Sheet1.C15</svg:desc>
                </draw:g>
              </table:table-cell>
              <table:table-cell office:value-type="float" office:value="18.941136043357">
                <text:p>18.941136043357</text:p>
                <draw:g>
                  <svg:desc>Sheet1.D2:Sheet1.D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881492">
                <text:p>1881492</text:p>
              </table:table-cell>
              <table:table-cell office:value-type="float" office:value="9.93490060150615">
                <text:p>9.934900601506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544840">
                <text:p>3544840</text:p>
              </table:table-cell>
              <table:table-cell office:value-type="float" office:value="10.7007765721476">
                <text:p>10.700776572147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881492">
                <text:p>1881492</text:p>
              </table:table-cell>
              <table:table-cell office:value-type="float" office:value="4.98226124301044">
                <text:p>4.9822612430104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544840">
                <text:p>3544840</text:p>
              </table:table-cell>
              <table:table-cell office:value-type="float" office:value="4.42172312641851">
                <text:p>4.4217231264185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544840">
                <text:p>3544840</text:p>
              </table:table-cell>
              <table:table-cell office:value-type="float" office:value="4.42172312641851">
                <text:p>4.4217231264185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398024">
                <text:p>11398024</text:p>
              </table:table-cell>
              <table:table-cell office:value-type="float" office:value="11.2283547669373">
                <text:p>11.228354766937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7268000">
                <text:p>27268000</text:p>
              </table:table-cell>
              <table:table-cell office:value-type="float" office:value="11.2187660237039">
                <text:p>11.218766023703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1398024">
                <text:p>11398024</text:p>
              </table:table-cell>
              <table:table-cell office:value-type="float" office:value="4.42172312641851">
                <text:p>4.4217231264185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114868">
                <text:p>19114868</text:p>
              </table:table-cell>
              <table:table-cell office:value-type="float" office:value="6.43850459745545">
                <text:p>6.4385045974554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9114868">
                <text:p>19114868</text:p>
              </table:table-cell>
              <table:table-cell office:value-type="float" office:value="4.58451231543237">
                <text:p>4.5845123154323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8224536">
                <text:p>68224536</text:p>
              </table:table-cell>
              <table:table-cell office:value-type="float" office:value="4.42172312641851">
                <text:p>4.4217231264185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90903268">
                <text:p>190903268</text:p>
              </table:table-cell>
              <table:table-cell office:value-type="float" office:value="4.58451231543237">
                <text:p>4.5845123154323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12690400">
                <text:p>212690400</text:p>
              </table:table-cell>
              <table:table-cell office:value-type="float" office:value="4.42172312641851">
                <text:p>4.4217231264185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0.4$Windows_x86 LibreOffice_project/066b007f5ebcc236395c7d282ba488bca672026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 chart:mean-value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 chart:mean-valu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svg:stroke-color="#004586"/>
    </style:style>
    <style:style style:name="ch7" style:family="chart">
      <style:graphic-properties svg:stroke-color="#004586"/>
    </style:style>
    <style:style style:name="ch8" style:family="chart">
      <style:chart-properties chart:solid-type="cuboid" chart:symbol-type="named-symbol" chart:symbol-name="square" chart:symbol-width="0.25cm" chart:symbol-height="0.25cm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Sheet1.C2:Sheet1.C15 Sheet1.E2:Sheet1.E15" svg:x="0.32cm" svg:y="0.18cm" svg:width="15.36cm" svg:height="8.64cm">
          <chartooo:coordinate-region svg:x="0.756cm" svg:y="0.379cm" svg:width="14.089cm" svg:height="7.794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Sheet1.E2:Sheet1.E15" chart:class="chart:scatter">
            <chart:domain table:cell-range-address="Sheet1.C2:Sheet1.C15"/>
            <chart:mean-value chart:style-name="ch6"/>
            <chart:regression-curve chart:style-name="ch7"/>
            <chart:data-point chart:repeated="3"/>
            <chart:data-point chart:style-name="ch8"/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C</text:p>
              </table:table-cell>
              <table:table-cell office:value-type="string">
                <text:p>Столбец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726800">
                <text:p>2726800</text:p>
                <draw:g>
                  <svg:desc>Sheet1.C2:Sheet1.C15</svg:desc>
                </draw:g>
              </table:table-cell>
              <table:table-cell office:value-type="float" office:value="6.946287239019">
                <text:p>6.946287239019</text:p>
                <draw:g>
                  <svg:desc>Sheet1.E2:Sheet1.E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881492">
                <text:p>1881492</text:p>
              </table:table-cell>
              <table:table-cell office:value-type="float" office:value="5.28033103595771">
                <text:p>5.2803310359577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544840">
                <text:p>3544840</text:p>
              </table:table-cell>
              <table:table-cell office:value-type="float" office:value="3.01869099089031">
                <text:p>3.0186909908903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881492">
                <text:p>1881492</text:p>
              </table:table-cell>
              <table:table-cell office:value-type="float" office:value="2.64803743146951">
                <text:p>2.6480374314695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544840">
                <text:p>3544840</text:p>
              </table:table-cell>
              <table:table-cell office:value-type="float" office:value="1.24736888728927">
                <text:p>1.2473688872892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544840">
                <text:p>3544840</text:p>
              </table:table-cell>
              <table:table-cell office:value-type="float" office:value="1.24736888728927">
                <text:p>1.2473688872892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398024">
                <text:p>11398024</text:p>
              </table:table-cell>
              <table:table-cell office:value-type="float" office:value="0.985114153728515">
                <text:p>0.98511415372851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7268000">
                <text:p>27268000</text:p>
              </table:table-cell>
              <table:table-cell office:value-type="float" office:value="0.411426068054272">
                <text:p>0.41142606805427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1398024">
                <text:p>11398024</text:p>
              </table:table-cell>
              <table:table-cell office:value-type="float" office:value="0.387937692219152">
                <text:p>0.38793769221915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114868">
                <text:p>19114868</text:p>
              </table:table-cell>
              <table:table-cell office:value-type="float" office:value="0.336832281418603">
                <text:p>0.33683228141860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9114868">
                <text:p>19114868</text:p>
              </table:table-cell>
              <table:table-cell office:value-type="float" office:value="0.239840124212857">
                <text:p>0.23984012421285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8224536">
                <text:p>68224536</text:p>
              </table:table-cell>
              <table:table-cell office:value-type="float" office:value="0.0648113330725842">
                <text:p>0.064811333072584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90903268">
                <text:p>190903268</text:p>
              </table:table-cell>
              <table:table-cell office:value-type="float" office:value="0.024014844604087">
                <text:p>0.02401484460408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12690400">
                <text:p>212690400</text:p>
              </table:table-cell>
              <table:table-cell office:value-type="float" office:value="0.0207894814548212">
                <text:p>0.020789481454821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0.4$Windows_x86 LibreOffice_project/066b007f5ebcc236395c7d282ba488bca672026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